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07a8f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0d0e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243c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a5dfa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cc78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f99d9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1d70e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4f36f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6c6c8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a6676" officeooo:paragraph-rsid="001a667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a6676" officeooo:paragraph-rsid="001d6243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acec0" officeooo:paragraph-rsid="001acec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acec0" officeooo:paragraph-rsid="001d29d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acec0" officeooo:paragraph-rsid="001f4992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07a8fa" officeooo:paragraph-rsid="0007a8f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05aa90" officeooo:paragraph-rsid="0005aa9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5aa90" officeooo:paragraph-rsid="0005aa9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7a8fa" officeooo:paragraph-rsid="0007a8fa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7a8fa" officeooo:paragraph-rsid="0017f9d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42125" officeooo:paragraph-rsid="001a6676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42125" officeooo:paragraph-rsid="0017f9d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f4992" officeooo:paragraph-rsid="001f499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0d0eb" officeooo:paragraph-rsid="002cc78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defa7" officeooo:paragraph-rsid="002cc78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0d0eb" officeooo:paragraph-rsid="0020d0eb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243c0" officeooo:paragraph-rsid="002243c0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36e10" officeooo:paragraph-rsid="002243c0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2670af" officeooo:paragraph-rsid="002243c0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04e4bd" officeooo:paragraph-rsid="0004e4bd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f99d9" officeooo:paragraph-rsid="002f99d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0ec19" officeooo:paragraph-rsid="0020d0e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1d70e" officeooo:paragraph-rsid="0031d70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4f36f" officeooo:paragraph-rsid="0034f36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6c6c8" officeooo:paragraph-rsid="0036c6c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a5dfa" officeooo:paragraph-rsid="002a5dfa" style:font-size-asian="10.5pt" style:font-weight-asian="normal" style:font-size-complex="12pt" style:font-weight-complex="normal"/>
    </style:style>
    <style:style style:name="T1" style:family="text">
      <style:text-properties officeooo:rsid="0007cb30"/>
    </style:style>
    <style:style style:name="T2" style:family="text">
      <style:text-properties officeooo:rsid="000b74e0"/>
    </style:style>
    <style:style style:name="T3" style:family="text">
      <style:text-properties officeooo:rsid="001138f7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d29da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f499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fe484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2037e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20d0eb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bf8a7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cc782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defa7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39f51c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471a3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47b1fc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480e58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487d87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498790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587ff5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5af5c0" style:font-size-asian="12.25pt" style:font-weight-asian="normal" style:font-size-complex="14pt" style:font-weight-complex="normal"/>
    </style:style>
    <style:style style:name="T21" style:family="text">
      <style:text-properties fo:font-size="14pt" officeooo:rsid="0020d0eb" style:font-size-asian="12.25pt" style:font-size-complex="14pt"/>
    </style:style>
    <style:style style:name="T22" style:family="text">
      <style:text-properties fo:font-size="14pt" officeooo:rsid="0020ec19" style:font-size-asian="12.25pt" style:font-size-complex="14pt"/>
    </style:style>
    <style:style style:name="T23" style:family="text">
      <style:text-properties fo:font-size="14pt" officeooo:rsid="002243c0" style:font-size-asian="12.25pt" style:font-size-complex="14pt"/>
    </style:style>
    <style:style style:name="T24" style:family="text">
      <style:text-properties fo:font-size="14pt" officeooo:rsid="00236e10" style:font-size-asian="12.25pt" style:font-size-complex="14pt"/>
    </style:style>
    <style:style style:name="T25" style:family="text">
      <style:text-properties fo:font-size="14pt" officeooo:rsid="002670af" style:font-size-asian="12.25pt" style:font-size-complex="14pt"/>
    </style:style>
    <style:style style:name="T26" style:family="text">
      <style:text-properties fo:font-size="14pt" officeooo:rsid="00268ae1" style:font-size-asian="12.25pt" style:font-size-complex="14pt"/>
    </style:style>
    <style:style style:name="T27" style:family="text">
      <style:text-properties fo:font-size="14pt" officeooo:rsid="002e8e36" style:font-size-asian="12.25pt" style:font-size-complex="14pt"/>
    </style:style>
    <style:style style:name="T28" style:family="text">
      <style:text-properties fo:font-size="14pt" officeooo:rsid="00344f1a" style:font-size-asian="12.25pt" style:font-size-complex="14pt"/>
    </style:style>
    <style:style style:name="T29" style:family="text">
      <style:text-properties fo:font-size="14pt" officeooo:rsid="0034f36f" style:font-size-asian="12.25pt" style:font-size-complex="14pt"/>
    </style:style>
    <style:style style:name="T30" style:family="text">
      <style:text-properties fo:font-size="14pt" officeooo:rsid="003d401c" style:font-size-asian="12.25pt" style:font-size-complex="14pt"/>
    </style:style>
    <style:style style:name="T31" style:family="text">
      <style:text-properties fo:font-size="14pt" officeooo:rsid="003d5aad" style:font-size-asian="12.25pt" style:font-size-complex="14pt"/>
    </style:style>
    <style:style style:name="T32" style:family="text">
      <style:text-properties fo:font-size="14pt" officeooo:rsid="003f4267" style:font-size-asian="12.25pt" style:font-size-complex="14pt"/>
    </style:style>
    <style:style style:name="T33" style:family="text">
      <style:text-properties fo:font-size="14pt" officeooo:rsid="00404ab6" style:font-size-asian="12.25pt" style:font-size-complex="14pt"/>
    </style:style>
    <style:style style:name="T34" style:family="text">
      <style:text-properties fo:font-size="14pt" fo:font-style="italic" fo:font-weight="normal" officeooo:rsid="001d29da" style:font-size-asian="12.25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font-style="italic" fo:font-weight="normal" officeooo:rsid="001f4992" style:font-size-asian="12.25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italic" fo:font-weight="normal" officeooo:rsid="001fe484" style:font-size-asian="12.25pt" style:font-style-asian="italic" style:font-weight-asian="normal" style:font-size-complex="14pt" style:font-style-complex="italic" style:font-weight-complex="normal"/>
    </style:style>
    <style:style style:name="T37" style:family="text">
      <style:text-properties officeooo:rsid="001c16f0"/>
    </style:style>
    <style:style style:name="T38" style:family="text">
      <style:text-properties officeooo:rsid="001d6243"/>
    </style:style>
    <style:style style:name="T39" style:family="text">
      <style:text-properties fo:font-size="12pt" fo:font-weight="normal" officeooo:rsid="0020ec19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2a5dfa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2f99d9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1d70e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34f36f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361d0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36c6c8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409d40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424ea0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432dd7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44f9f5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4535bb" style:font-size-asian="10.5pt" style:font-weight-asian="normal" style:font-size-complex="12pt" style:font-weight-complex="normal"/>
    </style:style>
    <style:style style:name="T51" style:family="text">
      <style:text-properties fo:font-size="12pt" fo:font-style="italic" fo:font-weight="normal" officeooo:rsid="004535bb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normal" fo:font-weight="normal" officeooo:rsid="004535bb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officeooo:rsid="003b1cc1"/>
    </style:style>
    <style:style style:name="T56" style:family="text">
      <style:text-properties officeooo:rsid="003bb3a1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556fa8"/>
    </style:style>
    <style:style style:name="T59" style:family="text">
      <style:text-properties officeooo:rsid="00563b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elatório Final de Atividade Curricular em Cultura e Extensão</text:p>
      <text:p text:style-name="P16"/>
      <text:p text:style-name="P16"><text:span text:style-name="T54">Aluno</text:span><text:span text:style-name="T53">:</text:span> André Ferrari Moukarzel<text:tab/><text:tab/><text:tab/><text:tab/><text:tab/><text:tab/> <text:s text:c="3"/><text:span text:style-name="T54">NUSP</text:span><text:span text:style-name="T53">:</text:span> 9298166</text:p>
      <text:p text:style-name="P17"><text:span text:style-name="T54">Orientador</text:span><text:span text:style-name="T53">:</text:span> <text:bookmark-start text:name="__DdeLink__398_199141909"/>Wilson Kazuo Mizutani<text:bookmark-end text:name="__DdeLink__398_199141909"/></text:p>
      <text:p text:style-name="P17"/>
      <text:p text:style-name="P15">1. Histórico</text:p>
      <text:p text:style-name="P1"/>
      <text:p text:style-name="P2"><text:tab/><text:span text:style-name="T9">Segue </text:span><text:span text:style-name="T10">aproximação</text:span><text:span text:style-name="T9">, em horas, do tempo gasto em cada parte do jogo em ordem cronológica.</text:span></text:p>
      <text:p text:style-name="P2"/>
      <text:p text:style-name="P25">- Criação dos menus <text:span text:style-name="T55">e </text:span>botões da tela inicial e <text:span text:style-name="T56">da </text:span>cena de combate (1 hora)</text:p>
      <text:p text:style-name="P6"><text:span text:style-name="T21"><text:tab/></text:span><text:span text:style-name="T41">Menu inicial em que o jogador escolhe começar um novo jogo ou carregar o jogo anterior.</text:span></text:p>
      <text:p text:style-name="P30"/>
      <text:p text:style-name="P2"><text:span text:style-name="T21">- </text:span><text:span text:style-name="T24">Implementação de f</text:span><text:span text:style-name="T22">erramentas básicas d</text:span><text:span text:style-name="T30">e</text:span><text:span text:style-name="T22"> combate (2 horas)</text:span></text:p>
      <text:p text:style-name="P2"><text:span text:style-name="T22"><text:tab/></text:span><text:span text:style-name="T39">Ataque, pontos de vida e morte de unidades.</text:span></text:p>
      <text:p text:style-name="P31"/>
      <text:p text:style-name="P3"><text:span text:style-name="T21">- </text:span><text:span text:style-name="T23">Criação d</text:span><text:span text:style-name="T32">o</text:span><text:span text:style-name="T31"> bancos de dados</text:span><text:span text:style-name="T23"> d</text:span><text:span text:style-name="T32">as</text:span><text:span text:style-name="T23"> unidades (8 horas)</text:span></text:p>
      <text:p text:style-name="P7"><text:span text:style-name="T23"><text:tab/></text:span><text:span text:style-name="T42">Inclui os atributos por nível de cada unidade, as animações disponíveis para cada uma e as armas que podem utilizar.</text:span></text:p>
      <text:p text:style-name="P32"/>
      <text:p text:style-name="P3"><text:span text:style-name="T23">- Implementação do sistema de turnos (</text:span><text:span text:style-name="T26">18</text:span><text:span text:style-name="T23"> horas)</text:span></text:p>
      <text:p text:style-name="P26"><text:tab/></text:p>
      <text:p text:style-name="P3"><text:span text:style-name="T23">- Criação d</text:span><text:span text:style-name="T32">os bancos de dados</text:span><text:span text:style-name="T23"> d</text:span><text:span text:style-name="T33">as</text:span><text:span text:style-name="T23"> armas, </text:span><text:span text:style-name="T33">habilidades</text:span><text:span text:style-name="T28"> e </text:span><text:span text:style-name="T33">i</text:span><text:span text:style-name="T28">tens</text:span><text:span text:style-name="T23"> (</text:span><text:span text:style-name="T29">6</text:span><text:span text:style-name="T23"> horas)</text:span></text:p>
      <text:p text:style-name="P8"><text:span text:style-name="T24"><text:tab/></text:span><text:span text:style-name="T43">A estrutura em s</text:span><text:span text:style-name="T46">i</text:span><text:span text:style-name="T43"> foi simples de reproduzir, por ser similar </text:span><text:span text:style-name="T47">ao banco de dados</text:span><text:span text:style-name="T43"> d</text:span><text:span text:style-name="T48">as</text:span><text:span text:style-name="T43"> unidades. O tempo foi</text:span></text:p>
      <text:p text:style-name="P33"/>
      <text:p text:style-name="P27">- Criação da cena de gestão de unidades (25 horas)</text:p>
      <text:p text:style-name="P8"><text:span text:style-name="T24"><text:tab/></text:span><text:span text:style-name="T43">Inclu</text:span><text:span text:style-name="T44">i uma loja para</text:span><text:span text:style-name="T43"> compra e venda de </text:span><text:span text:style-name="T49">itens e de </text:span><text:span text:style-name="T43">equipamentos.</text:span></text:p>
      <text:p text:style-name="P33"/>
      <text:p text:style-name="P3"><text:span text:style-name="T24">- Conexão entre cenas de gestão e combate (</text:span><text:span text:style-name="T29">6</text:span><text:span text:style-name="T24"> horas)</text:span></text:p>
      <text:p text:style-name="P27"/>
      <text:p text:style-name="P27">- Implementação de <text:span text:style-name="T57">savefiles</text:span> (3 horas)</text:p>
      <text:p text:style-name="P9"><text:tab/><text:span text:style-name="T45">Salva as unidades, equipamentos e progresso do jogador atual. </text:span><text:span text:style-name="T50">O </text:span><text:span text:style-name="T51">savefile</text:span><text:span text:style-name="T52"> é apagado</text:span><text:span text:style-name="T45"> quando o jogador é derrotado em combate e não possui mais unidades reservas na cena de gestão.</text:span></text:p>
      <text:p text:style-name="P34"/>
      <text:p text:style-name="P3"><text:span text:style-name="T24">- </text:span><text:span text:style-name="T25">Balanceamento do jogo </text:span><text:span text:style-name="T27">e criação de novos atributos</text:span><text:span text:style-name="T25"> (20 horas)</text:span></text:p>
      <text:p text:style-name="P3"/>
      <text:p text:style-name="P28">- Criação de recursos (30 horas)</text:p>
      <text:p text:style-name="P4"><text:span text:style-name="T25"><text:tab/></text:span><text:span text:style-name="T40">Imagens, sons e animações.</text:span></text:p>
      <text:p text:style-name="P35"/>
      <text:p text:style-name="P4"><text:soft-page-break/></text:p>
      <text:p text:style-name="P23"><text:tab/></text:p>
      <text:p text:style-name="P5"><text:tab/><text:span text:style-name="T11">O tempo total supera 100 horas pois, visto que o projeto foi desenvolvido em uma equipe de </text:span><text:span text:style-name="T14">três integrantes</text:span><text:span text:style-name="T11">, em v</text:span><text:span text:style-name="T15">á</text:span><text:span text:style-name="T11">rias situações, </text:span><text:span text:style-name="T12">membros desenvolveram áreas diferentes do jogo simultaneamente.</text:span></text:p>
      <text:p text:style-name="P5"><text:span text:style-name="T12"><text:tab/></text:span><text:span text:style-name="T13">Vale ressaltar que nossa equipe manteve, em geral, um cronograma semanal de dois encontros de </text:span><text:span text:style-name="T16">três</text:span><text:span text:style-name="T13"> horas cada, nas quartas-feiras d</text:span><text:span text:style-name="T17">as</text:span><text:span text:style-name="T13"> 9h </text:span><text:span text:style-name="T17">às </text:span><text:span text:style-name="T13">12h e </text:span><text:span text:style-name="T17">nas</text:span><text:span text:style-name="T13"> quintas-feiras d</text:span><text:span text:style-name="T18">as</text:span><text:span text:style-name="T13"> 13h </text:span><text:span text:style-name="T18">às </text:span><text:span text:style-name="T13">16h.</text:span></text:p>
      <text:p text:style-name="P24"/>
      <text:p text:style-name="P15">2. Resultados</text:p>
      <text:p text:style-name="P15"/>
      <text:p text:style-name="P10">-Funcionamento:</text:p>
      <text:p text:style-name="P10"/>
      <text:p text:style-name="P18"><text:tab/><text:span text:style-name="T1">O resultado final do projeto é o jogo Water Insignia, com temática de estratégia e fantasia. Este se baseia em dois estados de jogo principais: o combate e a gestão.</text:span></text:p>
      <text:p text:style-name="P18"><text:tab/><text:span text:style-name="T2">O combate é baseado em turnos, onde o usuário seleciona as ações de todas suas unidades em campo, sendo que a inteligência artificial desenvolvida então faz o mesmo para suas unidades. As ações, então, são ordenadas de acordo com a velocidade de cada unidade.</text:span></text:p>
      <text:p text:style-name="P18"><text:tab/><text:span text:style-name="T2">O elemento estratégico do combate se dá por:</text:span></text:p>
      <text:p text:style-name="P18"><text:tab/>- <text:span text:style-name="T3">Escolher entre múltiplas armas para o ataque: armas possuem durabilidades individuais e podem quebrar se mal manejadas. Além disso, tipos de arma apresentam uma relação estilo “pedra-papel-tesoura” entre si – chamado de triângulo das armas - onde machados dão mais e recebem menos dano de inimigos portando lanças e vice-versa contra espadas, por exemplo.</text:span></text:p>
      <text:p text:style-name="P18"><text:tab/>- <text:span text:style-name="T3">Escolher as habilidades: há o triângulo arcano a ser considerado – se a última magia utilizada por um inimigo teve elemento de fogo, ele se torna vulnerável à magias de água mas mais efetivo contra magias de vento, por exemplo.<text:line-break/><text:tab/>- Gerir os status de personagens: itens e habilidades podem afligir ou curar as unidades com status positivos ou negativos, que variam de dano ou cura constante a alterar os atributos da unidade por alguns turnos.</text:span></text:p>
      <text:p text:style-name="P18"/>
      <text:p text:style-name="P18"/>
      <text:p text:style-name="P20"><text:tab/></text:p>
      <text:p text:style-name="P20"><text:tab/>Sendo vitorioso no combate, o jogador tem a oportunidade de tentar recrutar um<text:span text:style-name="T58">a das unidades adversárias</text:span> derrotad<text:span text:style-name="T58">a</text:span>s, e então é enviado para o segundo estado do projeto.</text:p>
      <text:p text:style-name="P21"><text:tab/>A gestão é o ambiente entre combates onde o usuários seleciona quais unidades, com que armas e itens irão à próxima luta. Além disso, é onde habita a loja, onde <text:span text:style-name="T59">é possível</text:span> comprar e vender <text:span text:style-name="T59">itens e </text:span>equipamentos. Sendo assim, aqui o jogador deve fazer o planejamento prévio e preparação para o confronto, também tendo que coordenar o <text:soft-page-break/>uso de seus recursos limitados – unidades e dinheiro.</text:p>
      <text:p text:style-name="P19"/>
      <text:p text:style-name="P12"><text:span text:style-name="T37">-Discussão</text:span>:</text:p>
      <text:p text:style-name="P12"/>
      <text:p text:style-name="P11"><text:span text:style-name="T38">-Dificuldades</text:span>:</text:p>
      <text:p text:style-name="P12"/>
      <text:p text:style-name="P12"><text:tab/><text:span text:style-name="T4">Com a ajuda do orientador, o projeto gerou um notável aprofundamento no conhecimento sobre programação orientada a objetos, organização de projetos, manejo de </text:span><text:span text:style-name="T19">bancos de dados</text:span><text:span text:style-name="T4"> e organização de trabalho em equipe. </text:span><text:span text:style-name="T5">Com isso, porém, vieram também dificuldades inesperadas para a construção do programa;</text:span></text:p>
      <text:p text:style-name="P12"/>
      <text:p text:style-name="P13"><text:span text:style-name="T5"><text:tab/>- </text:span><text:span text:style-name="T34">Bug testing</text:span><text:span text:style-name="T5">: Em parte por nossa infamiliaridade com programação orientada a objetos no início do projeto, várias estruturas foram implementadas de forma ineficiente que levou à incidência de </text:span><text:span text:style-name="T34">bugs</text:span><text:span text:style-name="T5"> em etapas futuras do desenvolvimento. </text:span><text:span text:style-name="T6">Com isso, mais tempo do que o esperado foi utilizado </text:span><text:span text:style-name="T20">em suas correções.</text:span></text:p>
      <text:p text:style-name="P22"><text:tab/></text:p>
      <text:p text:style-name="P14"><text:span text:style-name="T6"><text:tab/>- Produção de </text:span><text:span text:style-name="T35">sprites</text:span><text:span text:style-name="T6">: Fui o principal responsável pela produção de visuais para o jogo, o que rapidamente descobri consumir muito tempo. Com a frequência de </text:span><text:span text:style-name="T35">bugs</text:span><text:span text:style-name="T6">, porém, </text:span><text:span text:style-name="T7">tempo que planejava dedicar à criação de </text:span><text:span text:style-name="T36">assets</text:span><text:span text:style-name="T7"> foi direcionado à correção de </text:span><text:span text:style-name="T36">bugs</text:span><text:span text:style-name="T7"> c</text:span><text:span text:style-name="T8">rític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09:13:54.428811384</meta:creation-date>
    <dc:date>2016-11-26T12:11:21.941144961</dc:date>
    <meta:editing-duration>PT3H46M5S</meta:editing-duration>
    <meta:editing-cycles>87</meta:editing-cycles>
    <meta:generator>LibreOffice/4.2.8.2$Linux_X86_64 LibreOffice_project/420m0$Build-2</meta:generator>
    <meta:document-statistic meta:table-count="0" meta:image-count="0" meta:object-count="0" meta:page-count="3" meta:paragraph-count="42" meta:word-count="750" meta:character-count="4538" meta:non-whitespace-character-count="3788"/>
  </office:meta>
</office:document-meta>
</file>